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AL DESCRIPTION</text:p>
          </table:table-cell>
          <table:table-cell office:value-type="string" calcext:value-type="string">
            <text:p>PROBLEM 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_lie_001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2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3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4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05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ONDE WOM W/ PINK CLOTHES</text:p>
          </table:table-cell>
          <table:table-cell table:style-name="ce1" office:value-type="string" calcext:value-type="string">
            <text:p>Bad frames in 0:27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06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7</text:p>
          </table:table-cell>
          <table:table-cell office:value-type="string" calcext:value-type="string">
            <text:p>Good en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office:value-type="string" calcext:value-type="string">
            <text:p>Huge text going over 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_lie_008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9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10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irst 2~3 second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11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2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3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1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rom 0:19 to 0:30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18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9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0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2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rst and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2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23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2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7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8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9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0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1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2</text:p>
          </table:table-cell>
          <table:table-cell office:value-type="string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BLOND WOMAN WITH DAR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3</text:p>
          </table:table-cell>
          <table:table-cell office:value-type="string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BALD MAN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4</text:p>
          </table:table-cell>
          <table:table-cell office:value-type="string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HAIRED WOMAN WITH GLASSES AND WHITE CLOTH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lie_03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LACK WOMAN WITH RED CLOTHES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trial_lie_036</text:p>
          </table:table-cell>
          <table:table-cell office:value-type="string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UNETTE WHITE WOMAN WITH DAR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3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LACK WOMAN WITH LONG HAIR AND BLACK CLOTHES</text:p>
          </table:table-cell>
          <table:table-cell table:style-name="ce1" office:value-type="string" calcext:value-type="string">
            <text:p>Bad frames in the middle (20 sec)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38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9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40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4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ALD WHITE MAN</text:p>
          </table:table-cell>
          <table:table-cell table:style-name="ce1" office:value-type="string" calcext:value-type="string">
            <text:p>Remove first and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OLICEMAN</text:p>
          </table:table-cell>
          <table:table-cell table:style-name="ce1" office:value-type="string" calcext:value-type="string">
            <text:p>Crop final frames // Has TV letter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3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HITE GUY</text:p>
          </table:table-cell>
          <table:table-cell table:style-name="ce1" office:value-type="string" calcext:value-type="string">
            <text:p>Crop from 0:07 onwar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4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LACK MAN WITH BEARD AND GLASSES</text:p>
          </table:table-cell>
          <table:table-cell table:style-name="ce1" office:value-type="string" calcext:value-type="string">
            <text:p>Remove first and final frame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3" office:value-type="string" calcext:value-type="string">
            <text:p>trial_lie_04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HREE PEOPLE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46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OMAN WITH SLEEVELESS BLOUSE</text:p>
          </table:table-cell>
          <table:table-cell table:style-name="ce1" office:value-type="string" calcext:value-type="string">
            <text:p>Crop first 6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OMAN WITH SLEEVELESS BLOUSE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48</text:p>
          </table:table-cell>
          <table:table-cell office:value-type="string" calcext:value-type="string">
            <text:p>Good enou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MAN WITH SLEEVELESS BLOUSE</text:p>
          </table:table-cell>
          <table:table-cell office:value-type="string" calcext:value-type="string">
            <text:p>2 peo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_lie_049</text:p>
          </table:table-cell>
          <table:table-cell office:value-type="string" calcext:value-type="string">
            <text:p>Good enou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MAN WITH SLEEVELESS BLOUSE</text:p>
          </table:table-cell>
          <table:table-cell office:value-type="string" calcext:value-type="string">
            <text:p>2 peo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l_lie_050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Liar is barely see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Remove first and final fram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trial_lie_052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TV footage, 2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trial_lie_053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TV footag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4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Crop from 10 sec onward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trial_lie_05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trial_lie_056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HORT HAIRED OLD WHITE WOMAN</text:p>
          </table:table-cell>
          <table:table-cell table:style-name="ce1" office:value-type="string" calcext:value-type="string">
            <text:p>Crop first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58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ORT HAIRED GUY WITH SHIRT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59</text:p>
          </table:table-cell>
          <table:table-cell office:value-type="string" calcext:value-type="string">
            <text:p>Good enough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ow qu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l_lie_060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string" calcext:value-type="string">
            <text:p>Outside sho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6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2 people, Remove first and final frames 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trial_truth_00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OUNG DARK BLONDE WOMAN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02</text:p>
          </table:table-cell>
          <table:table-cell office:value-type="string" calcext:value-type="string">
            <text:p>Goo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ONDE SHORT HAIRED WOMAN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3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4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5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truth_006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rom 0:09 to 0:12 and 0:44 to 0:46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8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HITE FATTY GUY WITH TUXEDO</text:p>
          </table:table-cell>
          <table:table-cell table:style-name="ce1" office:value-type="string" calcext:value-type="string">
            <text:p>Crop first 3 seconds and final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9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HITE FATTY GUY WITH TUXEDO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10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1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2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3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4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5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6</text:p>
          </table:table-cell>
          <table:table-cell office:value-type="string" calcext:value-type="string">
            <text:p>Goo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Y THAT SPEAKS 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7</text:p>
          </table:table-cell>
          <table:table-cell office:value-type="string" calcext:value-type="string">
            <text:p>Goo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Y THAT SPEAKS 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8</text:p>
          </table:table-cell>
          <table:table-cell office:value-type="string" calcext:value-type="string">
            <text:p>Go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Y WITH GEL IN HAIR WITH GRAY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9</text:p>
          </table:table-cell>
          <table:table-cell office:value-type="string" calcext:value-type="string">
            <text:p>Go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Y WITH GEL IN HAIR WITH GRAY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0</text:p>
          </table:table-cell>
          <table:table-cell office:value-type="string" calcext:value-type="string">
            <text:p>Goo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Y WITH FOLDERS IN THE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1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Y WITH BEARD AND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2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ACK BALD MAN WITH GLASSES AND GOAT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3</text:p>
          </table:table-cell>
          <table:table-cell office:value-type="string" calcext:value-type="string">
            <text:p>Goo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ACK MAND WITH WOOLEN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4</text:p>
          </table:table-cell>
          <table:table-cell office:value-type="string" calcext:value-type="string">
            <text:p>Go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ITE MAN WITH GLASSES AND RED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5</text:p>
          </table:table-cell>
          <table:table-cell office:value-type="string" calcext:value-type="string">
            <text:p>Go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ITE MAN WITH GLASSES AND RED BLOU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26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LACK WOMAN WITH RED CLOTHES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trial_truth_027</text:p>
          </table:table-cell>
          <table:table-cell office:value-type="string" calcext:value-type="string">
            <text:p>Go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OUNG WOMAN LONG HAIR AND BLUE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8</text:p>
          </table:table-cell>
          <table:table-cell office:value-type="string" calcext:value-type="string">
            <text:p>Go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ITE MAN WITH GLASSES AND STRIPED SHI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29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WHITE HAIRED WOMAN WITH SLEEVELESS BLOUSE</text:p>
          </table:table-cell>
          <table:table-cell table:style-name="ce3" office:value-type="string" calcext:value-type="string">
            <text:p>Extremely low quality, plus face too smal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trial_truth_030</text:p>
          </table:table-cell>
          <table:table-cell office:value-type="string" calcext:value-type="string">
            <text:p>G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 MAN WITH GOATEE, GLASSES AND BLUE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1</text:p>
          </table:table-cell>
          <table:table-cell office:value-type="string" calcext:value-type="string">
            <text:p>Goo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 HAIRED WOMAN WITH SLEEVELESS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2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D WHITE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3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OUNG LONG HAIRED BRUNETTE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4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OUNG LONG HAIRED BRUNETTE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5</text:p>
          </table:table-cell>
          <table:table-cell office:value-type="string" calcext:value-type="string">
            <text:p>Goo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ORT HAIRED WHITE MAN WITH DAR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6</text:p>
          </table:table-cell>
          <table:table-cell office:value-type="string" calcext:value-type="string">
            <text:p>Goo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ORT HAIRED WHITE MAN WITH DAR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7</text:p>
          </table:table-cell>
          <table:table-cell office:value-type="string" calcext:value-type="string">
            <text:p>Goo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ACK WOMAN WITH GLASSES, CURLY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8</text:p>
          </table:table-cell>
          <table:table-cell office:value-type="string" calcext:value-type="string">
            <text:p>Goo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ONDE WHITE MAN WITH TIE AND BLAC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9</text:p>
          </table:table-cell>
          <table:table-cell office:value-type="string" calcext:value-type="string">
            <text:p>Goo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LONDE WOMAN WITH BLUE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0</text:p>
          </table:table-cell>
          <table:table-cell office:value-type="string" calcext:value-type="string">
            <text:p>Goo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ACK POLICEMA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41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Bad setting, face too smal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truth_04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OLD WHITE MAN WITH TUXEDO AND BLUE SHIRT</text:p>
          </table:table-cell>
          <table:table-cell table:style-name="ce1" office:value-type="string" calcext:value-type="string">
            <text:p>Crop first 9 second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43</text:p>
          </table:table-cell>
          <table:table-cell office:value-type="string" calcext:value-type="string">
            <text:p>Goo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NNED WHITE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4</text:p>
          </table:table-cell>
          <table:table-cell office:value-type="string" calcext:value-type="string">
            <text:p>Go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 MAN WITH DARK TUX AND LIGHT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5</text:p>
          </table:table-cell>
          <table:table-cell office:value-type="string" calcext:value-type="string">
            <text:p>Goo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OMAN WITH BROKEN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6</text:p>
          </table:table-cell>
          <table:table-cell office:value-type="string" calcext:value-type="string">
            <text:p>Goo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 BEARDED MAN WITH GRAY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7</text:p>
          </table:table-cell>
          <table:table-cell office:value-type="string" calcext:value-type="string">
            <text:p>Goo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 MAN WITH 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8</text:p>
          </table:table-cell>
          <table:table-cell office:value-type="string" calcext:value-type="string">
            <text:p>Goo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 POLICEMAN THAT IS BALD AND HAS BLACK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9</text:p>
          </table:table-cell>
          <table:table-cell office:value-type="string" calcext:value-type="string">
            <text:p>Go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 MAND WITH WHITE BEARD AND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0</text:p>
          </table:table-cell>
          <table:table-cell office:value-type="string" calcext:value-type="string">
            <text:p>Goo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LD BLACK MAN WITH LIGHT BLUE SHI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truth_05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OUNG WHITE WOMAN WITH LONG BRUNETTE HAIR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52</text:p>
          </table:table-cell>
          <table:table-cell office:value-type="string" calcext:value-type="string">
            <text:p>Goo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G HAIRED BLONDE WOMAN WITH BLACK SLEEVELESS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3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7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8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9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60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</table:table>
      <table:table table:name="Planilha2" table:style-name="ta1">
        <table:table-column table:style-name="co2" table:default-cell-style-name="ce5"/>
        <table:table-column table:style-name="co6" table:default-cell-style-name="ce5"/>
        <table:table-column table:style-name="co7" table:default-cell-style-name="Default"/>
        <table:table-column table:style-name="co2" table:number-columns-repeated="1020" table:default-cell-style-name="Default"/>
        <table:table-row table:style-name="ro2">
          <table:table-cell table:style-name="ce4" office:value-type="string" calcext:value-type="string">
            <text:p>INDIVIDUAL</text:p>
          </table:table-cell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NUMBER OF VIDEOS FOR THIS INDIVIDUAL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4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9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9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3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3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3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ial_lie_0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al_lie_0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l_lie_03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truth_05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truth_06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ial_lie_04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ial_lie_04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ial_lie_04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ial_lie_0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ial_lie_0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al_lie_05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ial_lie_05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al_lie_05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al_lie_05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ial_truth_04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ial_lie_06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ial_truth_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_truth_00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0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0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3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ial_truth_0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al_truth_0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al_truth_0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al_truth_01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ial_truth_0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ial_truth_02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l_truth_0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ial_truth_0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ial_truth_02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ial_truth_0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ial_truth_02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al_truth_0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ial_truth_03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al_truth_03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al_truth_0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ial_truth_03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ial_truth_0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al_truth_0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al_truth_0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ial_truth_03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l_truth_03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ial_truth_03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ial_truth_04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al_truth_04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ial_truth_04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al_truth_0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ial_truth_04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al_truth_04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ial_truth_04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al_truth_04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ial_truth_05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ial_truth_0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ial_truth_05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lanilha2.A2:Planilha2.B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0:18:28.525325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6:25:14.137782548</meta:creation-date>
    <dc:date>2022-06-02T10:55:09.072091782</dc:date>
    <meta:editing-duration>PT5H9M26S</meta:editing-duration>
    <meta:editing-cycles>34</meta:editing-cycles>
    <meta:generator>LibreOffice/6.4.7.2$Linux_X86_64 LibreOffice_project/40$Build-2</meta:generator>
    <meta:document-statistic meta:table-count="2" meta:cell-count="876" meta:object-count="0"/>
  </office:meta>
</office:document-meta>
</file>